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10478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8/02/2016</text:date>, <text:time>05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8-02T05:19:44.33</dc:date>
    <meta:editing-duration>P9DT2H5M21S</meta:editing-duration>
    <meta:editing-cycles>462</meta:editing-cycles>
    <meta:generator>OpenOffice/4.1.2$Win32 OpenOffice.org_project/412m3$Build-9782</meta:generator>
    <meta:document-statistic meta:table-count="11" meta:cell-count="3002" meta:object-count="0"/>
  </office:meta>
</office:document-meta>
</file>